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elatório Trabalhos Computacionais<text:s/></text:span><text:span text:style-name="T2">– P1B – TASK 01</text:span></text:p>
      <text:p text:style-name="P1"><text:span text:style-name="T3">Algebra Linear Computacional</text:span></text:p>
      <text:p text:style-name="P1"><text:span text:style-name="T4"/></text:p>
      <text:p text:style-name="P1"><text:span text:style-name="T5">Aluno:<text:s/></text:span><text:span text:style-name="T6">Abraão Carvalho Gomes</text:span></text:p>
      <text:p text:style-name="P1"><text:span text:style-name="T7"/></text:p>
      <text:p text:style-name="P1"><text:span text:style-name="T8">Professor:<text:s/></text:span><text:span text:style-name="T9">Luís Volnei S. Sagrilo</text:span></text:p>
      <text:p text:style-name="P1"><text:span text:style-name="T10"/></text:p>
      <text:p text:style-name="P1"><text:span text:style-name="T10"/></text:p>
      <text:p text:style-name="P1"><text:span text:style-name="T11">1. Introdução</text:span></text:p>
      <text:p text:style-name="P1"><text:span text:style-name="T12"/></text:p>
      <text:p text:style-name="P1"><text:span text:style-name="T12"/></text:p>
      <text:p text:style-name="P1"><text:span text:style-name="T13">1.1 Descrição do Projeto da Tarefa 01.</text:span></text:p>
      <text:p text:style-name="P1"><text:span text:style-name="T14"/></text:p>
      <text:p text:style-name="P1"><text:span text:style-name="T15">O ‘Task 01’ é uma tarefa de implementação de um programa capaz de realizar a solução de um sistema de equações lineares A . X = B, por meio de diversos métodos estudados na teoria.</text:span></text:p>
      <text:p text:style-name="P1"><text:span text:style-name="T16"/></text:p>
      <text:p text:style-name="P1"><text:span text:style-name="T17">A tarefa é dividia em 2 partes: métodos de decomposição e métodos iterativos, sendo que todos os métodos são aceitos por um mesmo programa em função de uma entrada ICOD, que determina o método de resolução na seguinte ordem:</text:span></text:p>
      <text:p text:style-name="P1"><text:span text:style-name="T18"/></text:p>
      <text:p text:style-name="P1"><text:span text:style-name="T19">1. Decomposição LU</text:span></text:p>
      <text:p text:style-name="P1"><text:span text:style-name="T19">2. Decomposição de Cholesky</text:span></text:p>
      <text:p text:style-name="P1"><text:span text:style-name="T19">3. Procedimento iterativo Jacobi</text:span></text:p>
      <text:p text:style-name="P1"><text:span text:style-name="T19">4. Procedimento iterativo Gauss-Seidel</text:span></text:p>
      <text:p text:style-name="P1"><text:span text:style-name="T20"/></text:p>
      <text:p text:style-name="P1"><text:span text:style-name="T21">Além disso, algumas observações foram feitas para a tarefa: </text:span></text:p>
      <text:p text:style-name="P1"><text:span text:style-name="T22"/></text:p>
      <text:p text:style-name="P1"><text:span text:style-name="T23">→</text:span><text:span text:style-name="T24"><text:s/>A matriz A e o(s) vetor(es) B deverão ser lidos a partir de arquivos de dados no formato (ASCII) (1)</text:span></text:p>
      <text:p text:style-name="P1"><text:span text:style-name="T25"/></text:p>
      <text:p text:style-name="P1"><text:span text:style-name="T26">→</text:span><text:span text:style-name="T27"><text:s/>Sugestão: não use rotinas prontas disponíveis na literatura/internet. Desenvolva as suas próprias rotinas para que esta atividade de programação se torne um aprendizado em métodos numéricos;</text:span></text:p>
      <text:p text:style-name="P1"><text:span text:style-name="T28"/></text:p>
      <text:p text:style-name="P1"><text:span text:style-name="T29">→</text:span><text:span text:style-name="T30"><text:s/>Tente desenvolver os códigos visando um armazenamento mínimo de dados na memória do computador (por exemplo, não deve ser criada uma nova matriz similar à matriz A para a solução do sistema e equações); </text:span></text:p>
      <text:p text:style-name="P1"><text:span text:style-name="T30"/></text:p>
      <text:p text:style-name="P1"><text:span text:style-name="T30">Dentre outras...</text:span></text:p>
      <text:p text:style-name="P1"><text:span text:style-name="T31"/></text:p>
      <text:p text:style-name="P1"><text:span text:style-name="T32">Assim, o programa foi implementado na linguagem de alto desempenho Fortran, utilizando apenas subrotinas próprias implementadas, com exceção a poucas funções nativas básicas do fortran, como matmul, maxval e sqrt.</text:span></text:p>
      <text:p text:style-name="P1"><text:span text:style-name="T33"/></text:p>
      <text:p text:style-name="P1"><text:span text:style-name="T34">1.2 Fluxo de execução do programa implementado</text:span></text:p>
      <text:p text:style-name="P1"><text:span text:style-name="T35"/></text:p>
      <text:p text:style-name="P1"><text:span text:style-name="T36">1. O usuário insere o caminho do arquivo referente à matriz A</text:span></text:p>
      <text:p text:style-name="P1"><text:span text:style-name="T37"/></text:p>
      <text:p text:style-name="P1"><text:span text:style-name="T38">2. O usuário escolhe o tipo de procedimento desejado.</text:span></text:p>
      <text:p text:style-name="P1"><text:span text:style-name="T38"/></text:p>
      <text:p text:style-name="P1"><text:span text:style-name="T38">3. Em seguida, caso se trate de uma decomposição, ela é feita ‘inplace’, substituindo a matriz A<text:s text:c="2"/>uma matriz que contenha LU ou LL^t, economizando memória. </text:span></text:p>
      <text:p text:style-name="P1"><text:span text:style-name="T39"/></text:p>
      <text:p text:style-name="P1"><text:span text:style-name="T40">4. Por fim, o usuário deve inserir o caminho do vetor B, e pode fazer isso iterativamente, enquanto não digitar ‘-1’, o que encerra o programa. A cada iteração, para realizar a solução com um novo vetor B, a matriz anteriormente calculada por decomposição é reutilizada, caso seja utilizado o método LU ou<text:s/></text:span><text:span text:style-name="T41">Cholesky</text:span><text:span text:style-name="T42">.</text:span></text:p>
      <text:p text:style-name="P1"><text:span text:style-name="T43"/></text:p>
      <text:p text:style-name="P1"><text:span text:style-name="T43"/></text:p>
      <text:p text:style-name="P1"><text:span text:style-name="T43"/></text:p>
      <text:p text:style-name="P1"><text:span text:style-name="T43"/></text:p>
      <text:p text:style-name="P1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